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6360054EF5EDE2C.png" manifest:media-type="image/png"/>
  <manifest:file-entry manifest:full-path="Pictures/10000000000007D7000001CE86879C8B18C528E4.png" manifest:media-type="image/png"/>
  <manifest:file-entry manifest:full-path="Pictures/100000000000078000000438A78133D68A39A87F.png" manifest:media-type="image/png"/>
  <manifest:file-entry manifest:full-path="Pictures/1000000000000780000004389FA2C0C015AA81EF.png" manifest:media-type="image/png"/>
  <manifest:file-entry manifest:full-path="Pictures/10000000000007800000043833444377ABB95490.png" manifest:media-type="image/png"/>
  <manifest:file-entry manifest:full-path="Pictures/100000000000078000000438EA1A585E5B207F85.png" manifest:media-type="image/png"/>
  <manifest:file-entry manifest:full-path="Pictures/10000000000007800000043829C704E0BBFDC6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000000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notes">
      <style:graphic-properties draw:fill-color="#ffffff" fo:min-height="12.572cm"/>
    </style:style>
    <style:style style:name="pr2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 Unicode" fo:font-size="60pt" fo:letter-spacing="normal" fo:font-style="normal" style:text-underline-style="none" fo:font-weight="normal" style:font-size-asian="60pt" style:font-style-asian="normal" style:font-weight-asian="normal" style:font-name-complex="Lucida Sans Unicode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custom-shape draw:name="TextBox 4" draw:style-name="gr1" draw:text-style-name="P2" draw:layer="layout" svg:width="33.866cm" svg:height="2.792cm" svg:x="0cm" svg:y="8.128cm">
          <text:p text:style-name="P1"><text:span text:style-name="T1">dck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1">
        <draw:custom-shape draw:name="TextBox 4" draw:style-name="gr1" draw:text-style-name="P2" draw:layer="layout" svg:width="33.866cm" svg:height="2.792cm" svg:x="0cm" svg:y="0.381cm">
          <text:p text:style-name="P1"><text:span text:style-name="T1">dck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33.866cm" svg:height="7.795cm" svg:x="0cm" svg:y="5.627cm">
          <draw:image xlink:href="Pictures/10000000000007D7000001CE86879C8B18C528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0">
        <draw:frame draw:name="Picture 4" draw:style-name="gr3" draw:text-style-name="P4" draw:layer="layout" svg:width="33.866cm" svg:height="19.049cm" svg:x="0cm" svg:y="0cm">
          <draw:image xlink:href="Pictures/100000000000078000000438E6360054EF5EDE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0">
        <draw:frame draw:name="Picture 4" draw:style-name="gr3" draw:text-style-name="P4" draw:layer="layout" svg:width="33.866cm" svg:height="19.049cm" svg:x="0cm" svg:y="0cm">
          <draw:image xlink:href="Pictures/1000000000000780000004389FA2C0C015AA81E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0">
        <draw:frame draw:name="Picture 4" draw:style-name="gr3" draw:text-style-name="P4" draw:layer="layout" svg:width="33.866cm" svg:height="19.049cm" svg:x="0cm" svg:y="0cm">
          <draw:image xlink:href="Pictures/100000000000078000000438A78133D68A39A87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0">
        <draw:frame draw:name="Picture 4" draw:style-name="gr3" draw:text-style-name="P4" draw:layer="layout" svg:width="33.866cm" svg:height="19.049cm" svg:x="0cm" svg:y="0cm">
          <draw:image xlink:href="Pictures/10000000000007800000043833444377ABB9549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0">
        <draw:frame draw:name="Picture 4" draw:style-name="gr3" draw:text-style-name="P4" draw:layer="layout" svg:width="33.866cm" svg:height="19.049cm" svg:x="0cm" svg:y="0cm">
          <draw:image xlink:href="Pictures/10000000000007800000043829C704E0BBFDC61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0">
        <draw:frame draw:name="Picture 4" draw:style-name="gr3" draw:text-style-name="P4" draw:layer="layout" svg:width="33.866cm" svg:height="19.049cm" svg:x="0cm" svg:y="0cm">
          <draw:image xlink:href="Pictures/100000000000078000000438EA1A585E5B207F8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23">10/23/16</text:date></text:span></text:p>
        </draw:text-box>
      </draw:frame>
      <draw:frame draw:name="Footer Placeholder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6" draw:text-style-name="MP15" draw:layer="backgroundobjects" svg:width="25.399cm" svg:height="6.631cm" svg:x="4.233cm" svg:y="3.118cm" presentation:class="title" presentation:user-transformed="true">
        <draw:text-box>
          <text:p text:style-name="MP14"><text:span text:style-name="MT7">Click to edit Master title style</text:span></text:p>
        </draw:text-box>
      </draw:frame>
      <draw:frame draw:name="Date Placeholder 3" presentation:style-name="Mpr7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23">10/23/16</text:date></text:span></text:p>
        </draw:text-box>
      </draw:frame>
      <draw:frame draw:name="Footer Placeholder 4" presentation:style-name="Mpr7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iel</meta:initial-creator>
    <dc:creator>Daniel</dc:creator>
    <meta:editing-cycles>6</meta:editing-cycles>
    <meta:creation-date>2016-10-23T19:45:46</meta:creation-date>
    <dc:date>2016-10-23T20:44:27</dc:date>
    <meta:editing-duration>PT57M</meta:editing-duration>
    <meta:generator>LibreOffice/5.2.1.2$Windows_X86_64 LibreOffice_project/31dd62db80d4e60af04904455ec9c9219178d620</meta:generator>
    <meta:document-statistic meta:object-count="5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